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'Liberation Sans', 'DejaVu Sans'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16.986cm" fo:margin-left="-0.016cm" fo:margin-right="0.028cm" table:align="margins"/>
    </style:style>
    <style:style style:name="Tabell2.A" style:family="table-column">
      <style:table-column-properties style:column-width="2.669cm" style:rel-column-width="1513*"/>
    </style:style>
    <style:style style:name="Tabell2.B" style:family="table-column">
      <style:table-column-properties style:column-width="7.858cm" style:rel-column-width="4455*"/>
    </style:style>
    <style:style style:name="Tabell2.C" style:family="table-column">
      <style:table-column-properties style:column-width="1.826cm" style:rel-column-width="1035*"/>
    </style:style>
    <style:style style:name="Tabell2.D" style:family="table-column">
      <style:table-column-properties style:column-width="1.64cm" style:rel-column-width="930*"/>
    </style:style>
    <style:style style:name="Tabell2.E" style:family="table-column">
      <style:table-column-properties style:column-width="1.561cm" style:rel-column-width="885*"/>
    </style:style>
    <style:style style:name="Tabell2.F" style:family="table-column">
      <style:table-column-properties style:column-width="1.432cm" style:rel-column-width="812*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F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2.F2" style:family="table-cell">
      <style:table-cell-properties fo:background-color="#008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4" style:family="table-cell">
      <style:table-cell-properties fo:padding="0.097cm" fo:border-left="0.002cm solid #000000" fo:border-right="none" fo:border-top="none" fo:border-bottom="0.002cm solid #000000"/>
    </style:style>
    <style:style style:name="Tabell2.F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5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2.F5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1" style:family="table">
      <style:table-properties style:width="16.986cm" table:align="left"/>
    </style:style>
    <style:style style:name="Tabell1.A" style:family="table-column">
      <style:table-column-properties style:column-width="2.655cm"/>
    </style:style>
    <style:style style:name="Tabell1.B" style:family="table-column">
      <style:table-column-properties style:column-width="6.509cm"/>
    </style:style>
    <style:style style:name="Tabell1.C" style:family="table-column">
      <style:table-column-properties style:column-width="2.021cm"/>
    </style:style>
    <style:style style:name="Tabell1.D" style:family="table-column">
      <style:table-column-properties style:column-width="1.707cm"/>
    </style:style>
    <style:style style:name="Tabell1.E" style:family="table-column">
      <style:table-column-properties style:column-width="2.02cm"/>
    </style:style>
    <style:style style:name="Tabell1.F" style:family="table-column">
      <style:table-column-properties style:column-width="2.074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break-before="page"/>
    </style:style>
    <style:style style:name="P6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7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P9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P11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P13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5" style:family="paragraph" style:parent-style-name="Standard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6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7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8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P19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00ff00"/>
    </style:style>
    <style:style style:name="T5" style:family="text">
      <style:text-properties fo:font-variant="normal" fo:text-transform="none" fo:color="#333333" style:text-line-through-style="none" style:font-name="Times New Roman1" fo:letter-spacing="normal" fo:font-style="normal" style:text-underline-style="none" style:text-blinking="false"/>
    </style:style>
    <style:style style:name="T6" style:family="text"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4a6b82" style:text-line-through-style="none" style:font-name="Arial1" fo:font-size="10.5pt" fo:letter-spacing="normal" fo:font-style="normal" style:text-underline-style="none" fo:font-weight="normal" style:text-blinking="false" fo:background-color="#ffffff"/>
    </style:style>
    <style:style style:name="T8" style:family="text">
      <style:text-properties style:font-size-asian="12pt" style:font-weight-asian="normal" style:font-size-complex="12pt" style:font-weight-complex="normal"/>
    </style:style>
    <style:style style:name="T9" style:family="text">
      <style:text-properties fo:background-color="#cccc00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Nedlagd Tid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F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P2">AF1.1</text:p>
          </table:table-cell>
          <table:table-cell table:style-name="Tabell2.A2" office:value-type="string">
            <text:p text:style-name="P2">[1.0]Starta spelet</text:p>
          </table:table-cell>
          <table:table-cell table:style-name="Tabell2.A2" office:value-type="string">
            <text:p text:style-name="Table_20_Contents">KLAR (på låg nivå)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3h</text:p>
          </table:table-cell>
          <table:table-cell table:style-name="Tabell2.F2" office:value-type="string">
            <text:p text:style-name="Table_20_Contents">?h<text:line-break/>(3h..?)</text:p>
          </table:table-cell>
        </table:table-row>
        <table:table-row>
          <table:table-cell table:style-name="Tabell2.A3" table:number-columns-spanned="6" office:value-type="string">
            <text:p text:style-name="P2">-När spelet startas ska man komma till en meny, där har man tre val:<text:line-break/><text:tab/>-A. Trycka på starta spelet &gt; Spelet startas <text:line-break/><text:span text:style-name="T9"><text:tab/>-B. Trycka på Information om spelet &gt; En guide som berättar "storyn" till spelet </text:span><text:line-break/><text:tab/>-C. Trycka på visa guideFilm &gt; Visar guidefilm<text:line-break/><text:tab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3">AF1.2</text:p>
          </table:table-cell>
          <table:table-cell table:style-name="Tabell2.A4" office:value-type="string">
            <text:list xml:id="list1989008485905064532" text:style-name="L1">
              <text:list-header>
                <text:p text:style-name="P16">[1.0]Lägg till data <text:line-break/><text:span text:style-name="T2">Skriver data, lägger till den senare..</text:span></text:p>
              </text:list-header>
            </text:list>
          </table:table-cell>
          <table:table-cell table:style-name="Tabell2.A4" office:value-type="string">
            <text:p text:style-name="Table_20_Contents">Påbörjad</text:p>
          </table:table-cell>
          <table:table-cell table:style-name="Tabell2.A4" office:value-type="string">
            <text:p text:style-name="Table_20_Contents">1h</text:p>
          </table:table-cell>
          <table:table-cell table:style-name="Tabell2.A4" office:value-type="string">
            <text:p text:style-name="Table_20_Contents">5h</text:p>
          </table:table-cell>
          <table:table-cell table:style-name="Tabell2.F4" office:value-type="string">
            <text:p text:style-name="Table_20_Contents">2h</text:p>
          </table:table-cell>
        </table:table-row>
        <table:table-row>
          <table:table-cell table:style-name="Tabell2.A5" office:value-type="string">
            <text:p text:style-name="P3">Feedback från klasskamrater</text:p>
          </table:table-cell>
          <table:table-cell table:style-name="Tabell2.A5" office:value-type="string">
            <text:list xml:id="list42671599" text:continue-numbering="true" text:style-name="L1">
              <text:list-header>
                <text:p text:style-name="P16">När container = öppnad. Bakåt knapp ska stänga ner den..</text:p>
              </text:list-header>
            </text:list>
          </table:table-cell>
          <table:table-cell table:style-name="Tabell2.A5" office:value-type="string">
            <text:p text:style-name="Table_20_Contents">KLART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0.5h</text:p>
          </table:table-cell>
          <table:table-cell table:style-name="Tabell2.F5" office:value-type="string">
            <text:p text:style-name="Table_20_Contents">0.5h</text:p>
          </table:table-cell>
        </table:table-row>
        <table:table-row>
          <table:table-cell table:style-name="Tabell2.A5" office:value-type="string">
            <text:p text:style-name="P3">Feedback från klasskamrater</text:p>
          </table:table-cell>
          <table:table-cell table:style-name="Tabell2.A5" office:value-type="string">
            <text:list xml:id="list42664308" text:continue-numbering="true" text:style-name="L1">
              <text:list-header>
                <text:p text:style-name="P15">Beksrivande knappar = textbrevid </text:p>
              </text:list-header>
            </text:list>
          </table:table-cell>
          <table:table-cell table:style-name="Tabell2.A5" office:value-type="string">
            <text:p text:style-name="Table_20_Contents">KLART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0.25h</text:p>
          </table:table-cell>
          <table:table-cell table:style-name="Tabell2.F5" office:value-type="string">
            <text:p text:style-name="Table_20_Contents">0.25h</text:p>
          </table:table-cell>
        </table:table-row>
        <table:table-row>
          <table:table-cell table:style-name="Tabell2.A5" office:value-type="string">
            <text:p text:style-name="P3">Feedback från klasskamrater</text:p>
          </table:table-cell>
          <table:table-cell table:style-name="Tabell2.A5" office:value-type="string">
            <text:list xml:id="list42682281" text:continue-numbering="true" text:style-name="L1">
              <text:list-header>
                <text:p text:style-name="P15">InfoButton ska ha Samma typ av "Skylt" som GuessMurderButton</text:p>
              </text:list-header>
            </text:list>
          </table:table-cell>
          <table:table-cell table:style-name="Tabell2.A5" office:value-type="string">
            <text:p text:style-name="Table_20_Contents">KLART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0.5h</text:p>
          </table:table-cell>
          <table:table-cell table:style-name="Tabell2.F5" office:value-type="string">
            <text:p text:style-name="Table_20_Contents">0.5h</text:p>
          </table:table-cell>
        </table:table-row>
        <table:table-row>
          <table:table-cell table:style-name="Tabell2.A5" office:value-type="string">
            <text:p text:style-name="P3">Feedback från klasskamrater</text:p>
          </table:table-cell>
          <table:table-cell table:style-name="Tabell2.A5" office:value-type="string">
            <text:list xml:id="list42667513" text:continue-numbering="true" text:style-name="L1">
              <text:list-header>
                <text:p text:style-name="P15">Dialog knappar ska avaktiveras <text:s/>(upp och ner knapparna) (för frågor)</text:p>
              </text:list-header>
            </text:list>
          </table:table-cell>
          <table:table-cell table:style-name="Tabell2.A5" office:value-type="string">
            <text:p text:style-name="Table_20_Contents">KLART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0.25h</text:p>
          </table:table-cell>
          <table:table-cell table:style-name="Tabell2.F5" office:value-type="string">
            <text:p text:style-name="Table_20_Contents">0.25h</text:p>
          </table:table-cell>
        </table:table-row>
        <table:table-row>
          <table:table-cell table:style-name="Tabell2.A5" office:value-type="string">
            <text:p text:style-name="P3">Feedback från klasskamrater</text:p>
          </table:table-cell>
          <table:table-cell table:style-name="Tabell2.A5" office:value-type="string">
            <text:list xml:id="list42659506" text:continue-numbering="true" text:style-name="L1">
              <text:list-header>
                <text:p text:style-name="P15">Göra skillnad på containrar och ledtrådar!</text:p>
              </text:list-header>
            </text:list>
          </table:table-cell>
          <table:table-cell table:style-name="Tabell2.A5" office:value-type="string">
            <text:p text:style-name="Table_20_Contents">KLART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0.5h</text:p>
          </table:table-cell>
          <table:table-cell table:style-name="Tabell2.F5" office:value-type="string">
            <text:p text:style-name="Table_20_Contents">0.5h</text:p>
          </table:table-cell>
        </table:table-row>
        <table:table-row>
          <table:table-cell table:style-name="Tabell2.A5" office:value-type="string">
            <text:p text:style-name="P3">Feedback från klasskamrater</text:p>
          </table:table-cell>
          <table:table-cell table:style-name="Tabell2.A5" office:value-type="string">
            <text:list xml:id="list42661435" text:continue-numbering="true" text:style-name="L1">
              <text:list-header>
                <text:p text:style-name="P16">Tooltip försvinner inte så länge man hovrar över ett obj som har tooltip funktion. Försvinner när man ej hovrar</text:p>
              </text:list-header>
            </text:list>
          </table:table-cell>
          <table:table-cell table:style-name="Tabell2.A5" office:value-type="string">
            <text:p text:style-name="Table_20_Contents">KLART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0.5h</text:p>
          </table:table-cell>
          <table:table-cell table:style-name="Tabell2.F5" office:value-type="string">
            <text:p text:style-name="Table_20_Contents">0.5h</text:p>
          </table:table-cell>
        </table:table-row>
        <table:table-row>
          <table:table-cell table:style-name="Tabell2.A5" office:value-type="string">
            <text:p text:style-name="P3">--</text:p>
          </table:table-cell>
          <table:table-cell table:style-name="Tabell2.A5" office:value-type="string">
            <text:list xml:id="list42685557" text:continue-numbering="true" text:style-name="L1">
              <text:list-header>
                <text:p text:style-name="P16">Uppdatera grafik</text:p>
              </text:list-header>
            </text:list>
          </table:table-cell>
          <table:table-cell table:style-name="Tabell2.A5" office:value-type="string">
            <text:p text:style-name="Table_20_Contents">KLAR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5h</text:p>
          </table:table-cell>
          <table:table-cell table:style-name="Tabell2.F5" office:value-type="string">
            <text:p text:style-name="Table_20_Contents">5h</text:p>
          </table:table-cell>
        </table:table-row>
        <table:table-row>
          <table:table-cell table:style-name="Tabell2.F4" table:number-columns-spanned="6" office:value-type="string">
            <text:p text:style-name="P3">-Klart, men vissa marginaler behöver fixas till, samt positionering i rummen behöver anpassas/ändras..<text:line-break/><text:tab/>-Garderoberna i alla rum behöver fixas<text:line-break/><text:tab/>-Ledtrådarna i vissa rum behöver ompositioneras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3">AF1.8</text:p>
          </table:table-cell>
          <table:table-cell table:style-name="Tabell2.A4" office:value-type="string">
            <text:list xml:id="list42681719" text:continue-numbering="true" text:style-name="L1">
              <text:list-header>
                <text:p text:style-name="P16">[1.0] Tidspoäng</text:p>
              </text:list-header>
            </text:list>
          </table:table-cell>
          <table:table-cell table:style-name="Tabell2.A4" office:value-type="string">
            <text:p text:style-name="Table_20_Contents">Påbörjad</text:p>
          </table:table-cell>
          <table:table-cell table:style-name="Tabell2.A4" office:value-type="string">
            <text:p text:style-name="Table_20_Contents">4h</text:p>
          </table:table-cell>
          <table:table-cell table:style-name="Tabell2.A4" office:value-type="string">
            <text:p text:style-name="Table_20_Contents">6h</text:p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F4" table:number-columns-spanned="6" office:value-type="string">
            <text:list xml:id="list42684621" text:continue-numbering="true" text:style-name="L1">
              <text:list-header>
                <text:p text:style-name="P12">-CHECK-Spelaren ska starta med en pot spelpoäng<text:line-break/><text:line-break/>-CHECK-Poängen ska synas i hudden</text:p>
                <text:p text:style-name="P16"><text:line-break/><text:span text:style-name="T4">-Check-Poängen ska dras av när spelaren gör saker.</text:span></text:p>
                <text:p text:style-name="P16"/>
                <text:p text:style-name="P16">-När poängen kommer ner till noll (slås över från antingen 1 till ett värde mindre än 1) ska spelet avslutas och spelaren har förlorat.<text:line-break/><text:soft-page-break/><text:tab/>-En skärm ska visas som säger att man har avslutat spelet, val ska kunna göras om man vill <text:line-break/><text:tab/>starta om eller återgå till menyn.</text:p>
                <text:p text:style-name="P17"><text:line-break/>-?-Ska antalet spelpoäng vara beroende på antalet riktiga motivkort?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3">AF1.4 +1.4.2</text:p>
          </table:table-cell>
          <table:table-cell table:style-name="Tabell2.A4" office:value-type="string">
            <text:list xml:id="list42684266" text:continue-numbering="true" text:style-name="L1">
              <text:list-header>
                <text:p text:style-name="P16">[1.0] <text:span text:style-name="T8">Anteckna</text:span></text:p>
              </text:list-header>
            </text:list>
            <text:p text:style-name="P7"/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7h</text:p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F4" table:number-columns-spanned="6" office:value-type="string">
            <text:list xml:id="list42663595" text:continue-numbering="true" text:style-name="L1">
              <text:list-header>
                <text:p text:style-name="P17">-Kunna öppna en ruta att skriva i </text:p>
                <text:p text:style-name="P17"><text:line-break/>-Spara ner det som skrivits i rutan när rutan stängs ner<text:line-break/><text:line-break/>-Kunna ta bort det man skrivit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3">Buggar</text:p>
          </table:table-cell>
          <table:table-cell table:style-name="Tabell2.A4" office:value-type="string">
            <text:list xml:id="list42666202" text:continue-numbering="true" text:style-name="L1">
              <text:list-header>
                <text:p text:style-name="P16">Buggar</text:p>
              </text:list-header>
            </text:list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3h</text:p>
          </table:table-cell>
          <table:table-cell table:style-name="Tabell2.F4" office:value-type="string">
            <text:p text:style-name="Table_20_Contents">6.5h</text:p>
          </table:table-cell>
        </table:table-row>
        <table:table-row>
          <table:table-cell table:style-name="Tabell2.F4" table:number-columns-spanned="6" office:value-type="string">
            <text:list xml:id="list42669799" text:continue-numbering="true" text:style-name="L1">
              <text:list-header>
                <text:p text:style-name="P20">-Check-Se till att knappar blir inaktiverade/aktiverade när dem ska bli.</text:p>
                <text:p text:style-name="P16"><text:line-break/><text:span text:style-name="T4">-CHECK-färger/textstorlek/font ska vara rätt vid alla dialoger..</text:span></text:p>
                <text:p text:style-name="P18"/>
                <text:p text:style-name="P18">-Check- se till att bakgrunder blir nedgråade när man kommer till till intervjuer/blippbox..</text:p>
                <text:p text:style-name="P18"/>
                <text:p text:style-name="P16"><text:span text:style-name="T4">-Check-Fixat marginaler etc på BlippBoxen..</text:span><text:line-break/></text:p>
                <text:p text:style-name="P19">-Lägg in den nya (slutgiltiga) grafiken * <text:span text:style-name="T4">Typ klar<text:line-break/></text:span></text:p>
                <text:p text:style-name="P18">KLAR-Bytt ut knappar,</text:p>
                <text:p text:style-name="P19"><text:span text:style-name="T4">KLAR- Blockat vissa knappar när vissa komponenter är aktiva<text:line-break/></text:span><text:span text:style-name="T4">KLAR-Tidspoäng tas nu bort som de ska </text:span><text:line-break/><text:line-break/><text:span text:style-name="T4">-CHECK-Fixa storlekar på karaktärer så att de har rätt propotioner..</text:span></text:p>
              </text:list-header>
            </text:list>
            <text:p text:style-name="P9"/>
            <text:p text:style-name="P8">-CHECk-Fixat buggig back-knapp </text:p>
            <text:list xml:id="list42682789" text:continue-numbering="true" text:style-name="L1">
              <text:list-header>
                <text:p text:style-name="P16"/>
                <text:p text:style-name="P16">-All data ska rensas när spelplanen läggs ner, alternativt sparas och laddas in igen om det finns en session som inte är äldre än 10 min(?)</text:p>
              </text:list-header>
            </text:list>
            <text:p text:style-name="P6"/>
            <text:p text:style-name="P6">-Byta ordning på hur data läses in BuildRomFunktionen, Hudden ska läsas in Sist..</text:p>
            <text:p text:style-name="P6"/>
            <text:p text:style-name="P10"><text:span text:style-name="T6">-Göra om alla PNG till SVG = </text:span><text:a xlink:type="simple" xlink:href="http://vectormagic.com/home"><text:span text:style-name="T7">http://vectormagic.com/home</text:span></text:a> <text:s text:c="2"/>(?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Summa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28h</text:p>
          </table:table-cell>
          <table:table-cell table:style-name="Tabell2.F4" office:value-type="string">
            <text:p text:style-name="Table_20_Contents">35h</text:p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sedan <text:soft-page-break/>föregående iteration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F4" office:value-type="string">
            <text:p text:style-name="Table_20_Contents">154h</text:p>
            <text:p text:style-name="Table_20_Contents">(154h+<text:soft-page-break/>35 = <text:line-break/>189h)</text:p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totalt i projektet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Kvar</text:p>
          </table:table-cell>
          <table:table-cell table:style-name="Tabell2.A4" office:value-type="string">
            <text:p text:style-name="Table_20_Contents"/>
          </table:table-cell>
          <table:table-cell table:style-name="Tabell2.F4" table:number-columns-spanned="2" office:value-type="string">
            <text:p text:style-name="Table_20_Contents">240h – 189h = 51h</text:p>
          </table:table-cell>
          <table:covered-table-cell/>
        </table:table-row>
      </table:table>
      <text:p text:style-name="P5">OLDS: Här sparar jag gamla tidsloggar för att kunna se anteckningar som jag gjort.. dessa kan ignorerars och är inte del av <text:span text:style-name="T2">iteration 5</text:span>.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3">AF1.2</text:p>
          </table:table-cell>
          <table:table-cell table:style-name="Tabell1.A2" office:value-type="string">
            <text:list xml:id="list42676909" text:continue-numbering="true" text:style-name="L1">
              <text:list-header>
                <text:p text:style-name="P16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1h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42658823" text:continue-numbering="true" text:style-name="L1">
              <text:list-header>
                <text:p text:style-name="P13">[2.0]Skriv klart "Motive"-funktion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5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F2" table:number-columns-spanned="6" office:value-type="string">
            <text:p text:style-name="P3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3"/>
            <text:p text:style-name="P3">Alla Buggar Fixade ! :D.<text:line-break/><text:span text:style-name="T1">Det som krånglade var att jag hade satt -1 i forLoopas. Bla.. </text:span></text:p>
            <text:p text:style-name="P3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42678810" text:continue-numbering="true" text:style-name="L1">
              <text:list-header>
                <text:p text:style-name="P13">[3.1]Funktion som granskar actors Kort och erbjuder frågor att ställa</text:p>
              </text:list-header>
            </text:list>
          </table:table-cell>
          <table:table-cell table:style-name="Tabell1.A3" office:value-type="string">
            <text:p text:style-name="Table_20_Contents">Klar!</text:p>
          </table:table-cell>
          <table:table-cell table:style-name="Tabell1.A3" office:value-type="string">
            <text:p text:style-name="Table_20_Contents">14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3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3">Vad som är gjort: Funktion som tar hand om text data, man kan nu trycka på vilken fråga man vill ställa, bläddra upp och ner om det finns fler fråge-alternativ.<text:line-break/></text:p>
            <text:p text:style-name="P3">Det mesta är klart, frågorna kan frågas och rullar på fint. Det finns dock vissa saker som behövs:<text:line-break/><text:span text:style-name="T4">CHECK-Se till att standardfrågorna alltid kan väljas (eller iaf avsluta)<text:tab/><text:line-break/>CHECK-Se till att karaktärsbild laddas<text:tab/><text:tab/><text:tab/><text:tab/><text:tab/><text:line-break/>CHECK-Se till att karaktärsbild ändras beroende på Emotionstate.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42670893" text:continue-numbering="true" text:style-name="L1">
              <text:list-header>
                <text:p text:style-name="P13">[3.2]Funktion som granskar ledtråds Korts CardData och hämtar rätt data beroende på vem man frågar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/>
          </table:table-cell>
          <table:table-cell table:style-name="Tabell1.A3" office:value-type="string">
            <text:p text:style-name="Table_20_Contents">7h</text:p>
          </table:table-cell>
          <table:table-cell table:style-name="Tabell1.F3" office:value-type="string">
            <text:p text:style-name="Table_20_Contents">9h</text:p>
          </table:table-cell>
        </table:table-row>
        <table:table-row>
          <table:table-cell table:style-name="Tabell1.F2" table:number-columns-spanned="6" office:value-type="string">
            <text:p text:style-name="P3">TODO:<text:line-break/><text:span text:style-name="T4">CHECK-Gör ledtrådskort Klickbara<text:tab/><text:tab/><text:tab/><text:tab/><text:tab/><text:tab/><text:tab/><text:tab/><text:tab/></text:span><text:line-break/><text:span text:style-name="T4">CHECK-Klicket = Öppnar BlipperFunktion(Som låter en välja en Actor att fråga om kortet..)<text:tab/></text:span></text:p>
            <text:p text:style-name="P4">-Dialog funktion, Som granskar kortet, hämtar rätt data erbjuder svaren etc! (vissa delar är klara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42674446" text:continue-numbering="true" text:style-name="L1">
              <text:list-header>
                <text:p text:style-name="P14">Skriva en funktion som hanterar text.. (från actors..)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6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42660691" text:continue-numbering="true" text:style-name="L1">
              <text:list-header>
                <text:p text:style-name="P13">[1.1]Bygga rumm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42656571" text:continue-numbering="true" text:style-name="L1">
              <text:list-header>
                <text:p text:style-name="P13">[1.2]Bygga Hudden</text:p>
              </text:list-header>
            </text:list>
          </table:table-cell>
          <table:table-cell table:style-name="Tabell1.A3" office:value-type="string">
            <text:p text:style-name="Table_20_Contents">Klar (Behövs förbättras)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42657803" text:continue-numbering="true" text:style-name="L1">
              <text:list-header>
                <text:p text:style-name="P13">[2.0] Funktion som läser in ledtrådar i rummen</text:p>
              </text:list-header>
            </text:list>
          </table:table-cell>
          <table:table-cell table:style-name="Tabell1.A3" office:value-type="string">
            <text:p text:style-name="Table_20_Contents">Klar! 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>4h</text:p>
          </table:table-cell>
          <table:table-cell table:style-name="Tabell1.F3" office:value-type="string">
            <text:p text:style-name="Table_20_Contents">24h</text:p>
          </table:table-cell>
        </table:table-row>
        <text:soft-page-break/>
        <table:table-row>
          <table:table-cell table:style-name="Tabell1.F2" table:number-columns-spanned="6" office:value-type="string">
            <text:p text:style-name="P3">Funktionen är klar till större del! Det som behövs göras :<text:line-break/>-Se till att bilderna får bättre storlek</text:p>
            <text:p text:style-name="P3">-Se till att Containrarna fylls med kort också! :D<text:line-break/>-Se till att man kan klicka på bilderna (obs, detta är del av en annan funktion (typ :<text:span text:style-name="T5">[3.2]</text:span>)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42686968" text:continue-numbering="true" text:style-name="L1">
              <text:list-header>
                <text:p text:style-name="P14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42682704" text:continue-numbering="true" text:style-name="L1">
              <text:list-header>
                <text:p text:style-name="P14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42670433" text:continue-numbering="true" text:style-name="L1">
              <text:list-header>
                <text:p text:style-name="P14">Lagt ner tid på att bygga så att man kan trycka på en knapp!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42682001" text:continue-numbering="true" text:style-name="L1">
              <text:list-header>
                <text:p text:style-name="P14">Lade till så att Scrollen inte påverkar knappars position..</text:p>
              </text:list-header>
            </text:list>
          </table:table-cell>
          <table:table-cell table:style-name="Tabell1.A3" office:value-type="string">
            <text:p text:style-name="Table_20_Contents">Klart</text:p>
          </table:table-cell>
          <table:table-cell table:style-name="Tabell1.A3" office:value-type="string">
            <text:p text:style-name="Table_20_Contents">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6h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14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A2" office:value-type="string">
            <text:p text:style-name="Table_20_Contents"/>
          </table:table-cell>
          <table:table-cell table:style-name="Tabell1.F2" table:number-columns-spanned="2" office:value-type="string">
            <text:p text:style-name="Table_20_Contents">240h – 141h = 99h</text:p>
          </table:table-cell>
          <table:covered-table-cell/>
        </table:table-row>
      </table:table>
      <text:p text:style-name="Standard"><text:span text:style-name="T2">Mål</text:span><text:span text:style-name="T3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'Liberation Sans', 'DejaVu Sans'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0DT10H58M4S</meta:editing-duration>
    <meta:editing-cycles>196</meta:editing-cycles>
    <meta:generator>OpenOffice.org/3.4.1$Win32 OpenOffice.org_project/341m1$Build-9593</meta:generator>
    <dc:date>2014-05-28T22:51:41.68</dc:date>
    <meta:document-statistic meta:table-count="2" meta:image-count="0" meta:object-count="0" meta:page-count="5" meta:paragraph-count="166" meta:word-count="1008" meta:character-count="5928"/>
    <meta:user-defined meta:name="Info 1"/>
    <meta:user-defined meta:name="Info 2"/>
    <meta:user-defined meta:name="Info 3"/>
    <meta:user-defined meta:name="Info 4"/>
  </office:meta>
</office:document-meta>
</file>